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.353cm"/>
    </style:style>
    <style:style style:name="ce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1.87854166666667cm" style:use-optimal-column-width="true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1.61395833333333cm"/>
    </style:style>
    <style:style style:name="co7" style:family="table-column">
      <style:table-column-properties fo:break-before="auto" style:column-width="4.524375cm"/>
    </style:style>
    <style:style style:name="co8" style:family="table-column">
      <style:table-column-properties fo:break-before="page" style:column-width="2.24895833333333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3.75pt" style:use-optimal-row-height="false" fo:break-before="auto"/>
    </style:style>
    <style:style style:name="ro3" style:family="table-row">
      <style:table-row-properties style:row-height="25.25pt" style:use-optimal-row-height="false" fo:break-before="auto"/>
    </style:style>
    <style:style style:name="ro4" style:family="table-row">
      <style:table-row-properties style:row-height="56pt" style:use-optimal-row-height="true" fo:break-before="auto"/>
    </style:style>
    <style:style style:name="ro5" style:family="table-row">
      <style:table-row-properties style:row-height="15.5pt" style:use-optimal-row-height="true" fo:break-before="auto"/>
    </style:style>
    <style:style style:name="ro6" style:family="table-row">
      <style:table-row-properties style:row-height="28pt" style:use-optimal-row-height="true" fo:break-before="auto"/>
    </style:style>
    <style:style style:name="ro7" style:family="table-row">
      <style:table-row-properties style:row-height="4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7" table:number-rows-spanned="1" table:style-name="ce14">
            <text:p>MANPOWER PROJECTION – SHORTAGE/ SURPLUS STATUS</text:p>
          </table:table-cell>
          <table:covered-table-cell table:number-columns-repeated="6"/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PROJECTION</text:p>
          </table:table-cell>
          <table:table-cell office:value-type="string" table:style-name="ce2">
            <text:p>15-16</text:p>
          </table:table-cell>
          <table:table-cell office:value-type="string" table:style-name="ce2">
            <text:p>16-17</text:p>
          </table:table-cell>
          <table:table-cell office:value-type="string" table:style-name="ce2">
            <text:p>17-18</text:p>
          </table:table-cell>
          <table:table-cell office:value-type="string" table:style-name="ce2">
            <text:p>18-19</text:p>
          </table:table-cell>
          <table:table-cell office:value-type="string" table:style-name="ce2">
            <text:p>19-20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 office:value-type="string" table:number-columns-spanned="1" table:number-rows-spanned="3" table:style-name="ce15">
            <text:p>UG</text:p>
          </table:table-cell>
          <table:table-cell office:value-type="string" table:style-name="ce3">
            <text:p>REQUIREMENT</text:p>
          </table:table-cell>
          <table:table-cell office:value-type="float" office:value="26547" table:style-name="ce4">
            <text:p>26547</text:p>
          </table:table-cell>
          <table:table-cell office:value-type="float" office:value="26675" table:style-name="ce4">
            <text:p>26675</text:p>
          </table:table-cell>
          <table:table-cell office:value-type="float" office:value="26878" table:style-name="ce4">
            <text:p>26878</text:p>
          </table:table-cell>
          <table:table-cell office:value-type="float" office:value="28637" table:style-name="ce4">
            <text:p>28637</text:p>
          </table:table-cell>
          <table:table-cell office:value-type="float" office:value="28821" table:style-name="ce4">
            <text:p>28821</text:p>
          </table:table-cell>
          <table:table-cell table:number-columns-repeated="16377"/>
        </table:table-row>
        <table:table-row table:style-name="ro3">
          <table:covered-table-cell/>
          <table:table-cell office:value-type="string" table:style-name="ce3">
            <text:p>EXISTING AFTER RETIREMENT</text:p>
          </table:table-cell>
          <table:table-cell office:value-type="float" office:value="23865" table:style-name="ce4">
            <text:p>23865</text:p>
          </table:table-cell>
          <table:table-cell office:value-type="float" office:value="22321" table:style-name="ce4">
            <text:p>22321</text:p>
          </table:table-cell>
          <table:table-cell office:value-type="float" office:value="20648" table:style-name="ce4">
            <text:p>20648</text:p>
          </table:table-cell>
          <table:table-cell office:value-type="float" office:value="18860" table:style-name="ce4">
            <text:p>18860</text:p>
          </table:table-cell>
          <table:table-cell office:value-type="float" office:value="17129" table:style-name="ce4">
            <text:p>17129</text:p>
          </table:table-cell>
          <table:table-cell table:number-columns-repeated="16377"/>
        </table:table-row>
        <table:table-row table:style-name="ro3">
          <table:covered-table-cell/>
          <table:table-cell office:value-type="string" table:style-name="ce5">
            <text:p>SHORTAGE(-) / SURPLUS(+)</text:p>
          </table:table-cell>
          <table:table-cell office:value-type="float" office:value="-2682" table:formula="of:=-[.C8]+[.C9]" table:style-name="ce6">
            <text:p>-2682</text:p>
          </table:table-cell>
          <table:table-cell office:value-type="float" office:value="-4354" table:formula="of:=-[.D8]+[.D9]" table:style-name="ce6">
            <text:p>-4354</text:p>
          </table:table-cell>
          <table:table-cell office:value-type="float" office:value="-6230" table:formula="of:=-[.E8]+[.E9]" table:style-name="ce6">
            <text:p>-6230</text:p>
          </table:table-cell>
          <table:table-cell office:value-type="float" office:value="-9777" table:formula="of:=-[.F8]+[.F9]" table:style-name="ce6">
            <text:p>-9777</text:p>
          </table:table-cell>
          <table:table-cell office:value-type="float" office:value="-11692" table:formula="of:=-[.G8]+[.G9]" table:style-name="ce6">
            <text:p>-11692</text:p>
          </table:table-cell>
          <table:table-cell table:number-columns-repeated="16377"/>
        </table:table-row>
        <table:table-row table:number-rows-repeated="2" table:style-name="ro3">
          <table:table-cell table:style-name="ce1"/>
          <table:table-cell table:style-name="ce7"/>
          <table:table-cell table:number-columns-repeated="16382" table:style-name="ce1"/>
        </table:table-row>
        <table:table-row table:style-name="ro3">
          <table:table-cell office:value-type="string" table:number-columns-spanned="1" table:number-rows-spanned="3" table:style-name="ce15">
            <text:p>OC</text:p>
          </table:table-cell>
          <table:table-cell office:value-type="string" table:style-name="ce3">
            <text:p>REQUIREMENT</text:p>
          </table:table-cell>
          <table:table-cell office:value-type="float" office:value="16811" table:style-name="ce4">
            <text:p>16811</text:p>
          </table:table-cell>
          <table:table-cell office:value-type="float" office:value="15080" table:style-name="ce4">
            <text:p>15080</text:p>
          </table:table-cell>
          <table:table-cell office:value-type="float" office:value="13481" table:style-name="ce4">
            <text:p>13481</text:p>
          </table:table-cell>
          <table:table-cell office:value-type="float" office:value="13051" table:style-name="ce4">
            <text:p>13051</text:p>
          </table:table-cell>
          <table:table-cell office:value-type="float" office:value="12622" table:style-name="ce4">
            <text:p>12622</text:p>
          </table:table-cell>
          <table:table-cell table:number-columns-repeated="16377"/>
        </table:table-row>
        <table:table-row table:style-name="ro3">
          <table:covered-table-cell/>
          <table:table-cell office:value-type="string" table:style-name="ce3">
            <text:p>EXISTING AFTER RETIREMENT</text:p>
          </table:table-cell>
          <table:table-cell office:value-type="float" office:value="14782" table:style-name="ce4">
            <text:p>14782</text:p>
          </table:table-cell>
          <table:table-cell office:value-type="float" office:value="14052" table:style-name="ce4">
            <text:p>14052</text:p>
          </table:table-cell>
          <table:table-cell office:value-type="float" office:value="13255" table:style-name="ce4">
            <text:p>13255</text:p>
          </table:table-cell>
          <table:table-cell office:value-type="float" office:value="12296" table:style-name="ce4">
            <text:p>12296</text:p>
          </table:table-cell>
          <table:table-cell office:value-type="float" office:value="11355" table:style-name="ce4">
            <text:p>11355</text:p>
          </table:table-cell>
          <table:table-cell table:number-columns-repeated="16377"/>
        </table:table-row>
        <table:table-row table:style-name="ro3">
          <table:covered-table-cell/>
          <table:table-cell office:value-type="string" table:style-name="ce5">
            <text:p>SHORTAGE(-) / SURPLUS(+)</text:p>
          </table:table-cell>
          <table:table-cell office:value-type="float" office:value="-2029" table:formula="of:=-[.C13]+[.C14]" table:style-name="ce6">
            <text:p>-2029</text:p>
          </table:table-cell>
          <table:table-cell office:value-type="float" office:value="-1028" table:formula="of:=-[.D13]+[.D14]" table:style-name="ce6">
            <text:p>-1028</text:p>
          </table:table-cell>
          <table:table-cell office:value-type="float" office:value="-226" table:formula="of:=-[.E13]+[.E14]" table:style-name="ce6">
            <text:p>-226</text:p>
          </table:table-cell>
          <table:table-cell office:value-type="float" office:value="-755" table:formula="of:=-[.F13]+[.F14]" table:style-name="ce6">
            <text:p>-755</text:p>
          </table:table-cell>
          <table:table-cell office:value-type="float" office:value="-1267" table:formula="of:=-[.G13]+[.G14]" table:style-name="ce6">
            <text:p>-1267</text:p>
          </table:table-cell>
          <table:table-cell table:number-columns-repeated="16377"/>
        </table:table-row>
        <table:table-row table:number-rows-repeated="2" table:style-name="ro3">
          <table:table-cell table:style-name="ce1"/>
          <table:table-cell table:style-name="ce7"/>
          <table:table-cell table:number-columns-repeated="16382" table:style-name="ce1"/>
        </table:table-row>
        <table:table-row table:style-name="ro3">
          <table:table-cell office:value-type="string" table:number-columns-spanned="1" table:number-rows-spanned="3" table:style-name="ce15">
            <text:p>CU</text:p>
          </table:table-cell>
          <table:table-cell office:value-type="string" table:style-name="ce3">
            <text:p>REQUIREMENT</text:p>
          </table:table-cell>
          <table:table-cell office:value-type="float" office:value="6855" table:style-name="ce4">
            <text:p>6855</text:p>
          </table:table-cell>
          <table:table-cell office:value-type="float" office:value="6855" table:style-name="ce4">
            <text:p>6855</text:p>
          </table:table-cell>
          <table:table-cell office:value-type="float" office:value="6855" table:style-name="ce4">
            <text:p>6855</text:p>
          </table:table-cell>
          <table:table-cell office:value-type="float" office:value="6855" table:style-name="ce4">
            <text:p>6855</text:p>
          </table:table-cell>
          <table:table-cell office:value-type="float" office:value="6855" table:style-name="ce4">
            <text:p>6855</text:p>
          </table:table-cell>
          <table:table-cell table:number-columns-repeated="16377"/>
        </table:table-row>
        <table:table-row table:style-name="ro3">
          <table:covered-table-cell/>
          <table:table-cell office:value-type="string" table:style-name="ce3">
            <text:p>EXISTING AFTER RETIREMENT</text:p>
          </table:table-cell>
          <table:table-cell office:value-type="float" office:value="6178" table:style-name="ce4">
            <text:p>6178</text:p>
          </table:table-cell>
          <table:table-cell office:value-type="float" office:value="5726" table:style-name="ce4">
            <text:p>5726</text:p>
          </table:table-cell>
          <table:table-cell office:value-type="float" office:value="5258" table:style-name="ce4">
            <text:p>5258</text:p>
          </table:table-cell>
          <table:table-cell office:value-type="float" office:value="4822" table:style-name="ce4">
            <text:p>4822</text:p>
          </table:table-cell>
          <table:table-cell office:value-type="float" office:value="4385" table:style-name="ce4">
            <text:p>4385</text:p>
          </table:table-cell>
          <table:table-cell table:number-columns-repeated="16377"/>
        </table:table-row>
        <table:table-row table:style-name="ro3">
          <table:covered-table-cell/>
          <table:table-cell office:value-type="string" table:style-name="ce5">
            <text:p>SHORTAGE(-) / SURPLUS(+)</text:p>
          </table:table-cell>
          <table:table-cell office:value-type="float" office:value="-677" table:formula="of:=-[.C18]+[.C19]" table:style-name="ce6">
            <text:p>-677</text:p>
          </table:table-cell>
          <table:table-cell office:value-type="float" office:value="-1129" table:formula="of:=-[.D18]+[.D19]" table:style-name="ce6">
            <text:p>-1129</text:p>
          </table:table-cell>
          <table:table-cell office:value-type="float" office:value="-1597" table:formula="of:=-[.E18]+[.E19]" table:style-name="ce6">
            <text:p>-1597</text:p>
          </table:table-cell>
          <table:table-cell office:value-type="float" office:value="-2033" table:formula="of:=-[.F18]+[.F19]" table:style-name="ce6">
            <text:p>-2033</text:p>
          </table:table-cell>
          <table:table-cell office:value-type="float" office:value="-2470" table:formula="of:=-[.G18]+[.G19]" table:style-name="ce6">
            <text:p>-2470</text:p>
          </table:table-cell>
          <table:table-cell table:number-columns-repeated="16377"/>
        </table:table-row>
        <table:table-row table:number-rows-repeated="2" table:style-name="ro3">
          <table:table-cell table:style-name="ce1"/>
          <table:table-cell table:style-name="ce7"/>
          <table:table-cell table:number-columns-repeated="16382" table:style-name="ce1"/>
        </table:table-row>
        <table:table-row table:style-name="ro3">
          <table:table-cell office:value-type="string" table:number-columns-spanned="1" table:number-rows-spanned="3" table:style-name="ce15">
            <text:p>WCL TOTAL</text:p>
          </table:table-cell>
          <table:table-cell office:value-type="string" table:style-name="ce3">
            <text:p>REQUIREMENT</text:p>
          </table:table-cell>
          <table:table-cell office:value-type="float" office:value="50213" table:formula="of:=SUM([.C18];[.C13];[.C8])" table:style-name="ce4">
            <text:p>50213</text:p>
          </table:table-cell>
          <table:table-cell office:value-type="float" office:value="48610" table:formula="of:=SUM([.D18];[.D13];[.D8])" table:style-name="ce4">
            <text:p>48610</text:p>
          </table:table-cell>
          <table:table-cell office:value-type="float" office:value="47214" table:formula="of:=SUM([.E18];[.E13];[.E8])" table:style-name="ce4">
            <text:p>47214</text:p>
          </table:table-cell>
          <table:table-cell office:value-type="float" office:value="48543" table:formula="of:=SUM([.F18];[.F13];[.F8])" table:style-name="ce4">
            <text:p>48543</text:p>
          </table:table-cell>
          <table:table-cell office:value-type="float" office:value="48298" table:formula="of:=SUM([.G18];[.G13];[.G8])" table:style-name="ce4">
            <text:p>48298</text:p>
          </table:table-cell>
          <table:table-cell table:number-columns-repeated="16377"/>
        </table:table-row>
        <table:table-row table:style-name="ro3">
          <table:covered-table-cell/>
          <table:table-cell office:value-type="string" table:style-name="ce3">
            <text:p>EXISTING AFTER RETIREMENT</text:p>
          </table:table-cell>
          <table:table-cell office:value-type="float" office:value="44825" table:formula="of:=SUM([.C19];[.C14];[.C9])" table:style-name="ce4">
            <text:p>44825</text:p>
          </table:table-cell>
          <table:table-cell office:value-type="float" office:value="42099" table:formula="of:=SUM([.D19];[.D14];[.D9])" table:style-name="ce4">
            <text:p>42099</text:p>
          </table:table-cell>
          <table:table-cell office:value-type="float" office:value="39161" table:formula="of:=SUM([.E19];[.E14];[.E9])" table:style-name="ce4">
            <text:p>39161</text:p>
          </table:table-cell>
          <table:table-cell office:value-type="float" office:value="35978" table:formula="of:=SUM([.F19];[.F14];[.F9])" table:style-name="ce4">
            <text:p>35978</text:p>
          </table:table-cell>
          <table:table-cell office:value-type="float" office:value="32869" table:formula="of:=SUM([.G19];[.G14];[.G9])" table:style-name="ce4">
            <text:p>32869</text:p>
          </table:table-cell>
          <table:table-cell table:number-columns-repeated="16377"/>
        </table:table-row>
        <table:table-row table:style-name="ro3">
          <table:covered-table-cell/>
          <table:table-cell office:value-type="string" table:style-name="ce5">
            <text:p>SHORTAGE(-) / SURPLUS(+)</text:p>
          </table:table-cell>
          <table:table-cell office:value-type="float" office:value="-5388" table:formula="of:=-[.C23]+[.C24]" table:style-name="ce6">
            <text:p>-5388</text:p>
          </table:table-cell>
          <table:table-cell office:value-type="float" office:value="-6511" table:formula="of:=-[.D23]+[.D24]" table:style-name="ce6">
            <text:p>-6511</text:p>
          </table:table-cell>
          <table:table-cell office:value-type="float" office:value="-8053" table:formula="of:=-[.E23]+[.E24]" table:style-name="ce6">
            <text:p>-8053</text:p>
          </table:table-cell>
          <table:table-cell office:value-type="float" office:value="-12565" table:formula="of:=-[.F23]+[.F24]" table:style-name="ce6">
            <text:p>-12565</text:p>
          </table:table-cell>
          <table:table-cell office:value-type="float" office:value="-15429" table:formula="of:=-[.G23]+[.G24]" table:style-name="ce6">
            <text:p>-1542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 table:style-name="ce1"/>
          <table:table-cell office:value-type="string" table:style-name="ce5">
            <text:p>ESTIMATED ADDITION OF <text:s/>LAND OUSTEES #</text:p>
          </table:table-cell>
          <table:table-cell office:value-type="float" office:value="4709" table:style-name="ce8">
            <text:p>4709</text:p>
          </table:table-cell>
          <table:table-cell office:value-type="float" office:value="3090" table:style-name="ce8">
            <text:p>3090</text:p>
          </table:table-cell>
          <table:table-cell office:value-type="float" office:value="1969" table:style-name="ce8">
            <text:p>1969</text:p>
          </table:table-cell>
          <table:table-cell office:value-type="float" office:value="1738" table:style-name="ce8">
            <text:p>1738</text:p>
          </table:table-cell>
          <table:table-cell office:value-type="float" office:value="312" table:style-name="ce8">
            <text:p>31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# Total Estimated Addition of Land Oustees</text:p>
          </table:table-cell>
          <table:table-cell table:number-columns-repeated="4" table:style-name="ce1"/>
          <table:table-cell office:value-type="float" office:value="11818" table:formula="of:=SUM([.C27:.G27])" table:style-name="ce10">
            <text:p>1181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1">
            <text:p>Other Replacement/ Expansion/ Scheme (YR 15-16 to 19-20)</text:p>
          </table:table-cell>
          <table:table-cell table:number-columns-repeated="4" table:style-name="ce1"/>
          <table:table-cell office:value-type="float" office:value="1145" table:style-name="ce10">
            <text:p>114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Total <text:s/>Estimated Addition of Land oustees ( YR 15-16 to 19-20)</text:p>
          </table:table-cell>
          <table:table-cell table:number-columns-repeated="4" table:style-name="ce1"/>
          <table:table-cell office:value-type="float" office:value="12963" table:formula="of:=SUM([.G30];[.G28])" table:style-name="ce10">
            <text:p>12963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10"/>
          <table:table-cell table:number-columns-repeated="4" table:style-name="ce1"/>
          <table:table-cell table:style-name="ce10"/>
          <table:table-cell table:number-columns-repeated="16377"/>
        </table:table-row>
        <table:table-row table:style-name="ro1">
          <table:table-cell/>
          <table:table-cell office:value-type="string" table:style-name="ce11">
            <text:p>Backlog of 2014-15</text:p>
          </table:table-cell>
          <table:table-cell table:number-columns-repeated="4" table:style-name="ce1"/>
          <table:table-cell office:value-type="float" office:value="1202" table:style-name="ce10">
            <text:p>120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2">
            <text:p>Total Estimated Addition of Land Oustees (YR 2014-15 to 19-20)</text:p>
          </table:table-cell>
          <table:table-cell table:number-columns-repeated="4" table:style-name="ce13"/>
          <table:table-cell office:value-type="float" office:value="14165" table:formula="of:=SUM([.G31:.G33])" table:style-name="ce12">
            <text:p>14165</text:p>
          </table:table-cell>
          <table:table-cell table:number-columns-repeated="16377"/>
        </table:table-row>
        <table:table-row table:number-rows-repeated="1048542" table:style-name="ro1">
          <table:table-cell table:number-columns-repeated="16384"/>
        </table:table-row>
        <table:named-expressions>
          <table:named-range table:name="Print_Area" table:cell-range-address="Sheet1.$A$2:Sheet1.$G$36" table:base-cell-address="Sheet1.$A$1"/>
        </table:named-expressions>
      </table:table>
      <table:table table:name="Sheet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" table:number-columns-repeated="5" table:default-cell-style-name="ce1"/>
        <table:table-column table:style-name="co4" table:number-columns-repeated="16370" table:default-cell-style-name="ce1"/>
        <table:table-row table:style-name="ro5">
          <table:table-cell table:style-name="ce1"/>
          <table:table-cell office:value-type="string" table:number-columns-spanned="7" table:number-rows-spanned="1" table:style-name="ce14">
            <text:p>MANPOWER PROJECTION – SHORTAGE/ SURPLUS STATU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TYPE</text:p>
          </table:table-cell>
          <table:table-cell office:value-type="string" table:style-name="ce2">
            <text:p>PROJECTION</text:p>
          </table:table-cell>
          <table:table-cell office:value-type="string" table:style-name="ce2">
            <text:p>15-16</text:p>
          </table:table-cell>
          <table:table-cell office:value-type="string" table:style-name="ce2">
            <text:p>16-17</text:p>
          </table:table-cell>
          <table:table-cell office:value-type="string" table:style-name="ce2">
            <text:p>17-18</text:p>
          </table:table-cell>
          <table:table-cell office:value-type="string" table:style-name="ce2">
            <text:p>18-19</text:p>
          </table:table-cell>
          <table:table-cell office:value-type="string" table:style-name="ce2">
            <text:p>19-20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number-columns-spanned="1" table:number-rows-spanned="17" table:style-name="ce21">
            <text:p>MADHYA PRADESH</text:p>
          </table:table-cell>
          <table:table-cell office:value-type="string" table:number-columns-spanned="1" table:number-rows-spanned="3" table:style-name="ce15">
            <text:p>UG</text:p>
          </table:table-cell>
          <table:table-cell office:value-type="string" table:style-name="ce3">
            <text:p>REQUIREMENT</text:p>
          </table:table-cell>
          <table:table-cell office:value-type="float" office:value="12875" table:formula="of:=6378+3056+3441" table:style-name="ce16">
            <text:p>12875</text:p>
          </table:table-cell>
          <table:table-cell office:value-type="float" office:value="12945" table:formula="of:=6488+3031+3426" table:style-name="ce16">
            <text:p>12945</text:p>
          </table:table-cell>
          <table:table-cell office:value-type="float" office:value="13907" table:formula="of:=6536+3338+4033" table:style-name="ce16">
            <text:p>13907</text:p>
          </table:table-cell>
          <table:table-cell office:value-type="float" office:value="15308" table:formula="of:=7354+3621+4333" table:style-name="ce16">
            <text:p>15308</text:p>
          </table:table-cell>
          <table:table-cell office:value-type="float" office:value="15308" table:formula="of:=7354+3621+4333" table:style-name="ce16">
            <text:p>15308</text:p>
          </table:table-cell>
          <table:table-cell table:number-columns-repeated="16376" table:style-name="ce1"/>
        </table:table-row>
        <table:table-row table:style-name="ro4">
          <table:covered-table-cell/>
          <table:covered-table-cell/>
          <table:table-cell office:value-type="string" table:style-name="ce3">
            <text:p>EXISTING AFTER RETIREMENT</text:p>
          </table:table-cell>
          <table:table-cell office:value-type="float" office:value="11399" table:formula="of:=5446+2939+3014" table:style-name="ce16">
            <text:p>11399</text:p>
          </table:table-cell>
          <table:table-cell office:value-type="float" office:value="10610" table:formula="of:=5002+2848+2760" table:style-name="ce16">
            <text:p>10610</text:p>
          </table:table-cell>
          <table:table-cell office:value-type="float" office:value="9847" table:formula="of:=4523+2782+2542" table:style-name="ce16">
            <text:p>9847</text:p>
          </table:table-cell>
          <table:table-cell office:value-type="float" office:value="8953" table:formula="of:=3918+2688+2347" table:style-name="ce16">
            <text:p>8953</text:p>
          </table:table-cell>
          <table:table-cell office:value-type="float" office:value="8088" table:formula="of:=3373+2561+2154" table:style-name="ce16">
            <text:p>8088</text:p>
          </table:table-cell>
          <table:table-cell table:number-columns-repeated="16376" table:style-name="ce1"/>
        </table:table-row>
        <table:table-row table:style-name="ro7">
          <table:covered-table-cell/>
          <table:covered-table-cell/>
          <table:table-cell office:value-type="string" table:style-name="ce5">
            <text:p>SHORTAGE(-) / SURPLUS(+)</text:p>
          </table:table-cell>
          <table:table-cell office:value-type="float" office:value="-1476" table:formula="of:=-[.D5]+[.D6]" table:style-name="ce6">
            <text:p>-1476</text:p>
          </table:table-cell>
          <table:table-cell office:value-type="float" office:value="-2335" table:formula="of:=-[.E5]+[.E6]" table:style-name="ce6">
            <text:p>-2335</text:p>
          </table:table-cell>
          <table:table-cell office:value-type="float" office:value="-4060" table:formula="of:=-[.F5]+[.F6]" table:style-name="ce6">
            <text:p>-4060</text:p>
          </table:table-cell>
          <table:table-cell office:value-type="float" office:value="-6355" table:formula="of:=-[.G5]+[.G6]" table:style-name="ce6">
            <text:p>-6355</text:p>
          </table:table-cell>
          <table:table-cell office:value-type="float" office:value="-7220" table:formula="of:=-[.H5]+[.H6]" table:style-name="ce6">
            <text:p>-7220</text:p>
          </table:table-cell>
          <table:table-cell table:number-columns-repeated="16376" table:style-name="ce1"/>
        </table:table-row>
        <table:table-row table:style-name="ro1">
          <table:covered-table-cell/>
          <table:table-cell table:style-name="ce1"/>
          <table:table-cell table:style-name="ce7"/>
          <table:table-cell table:number-columns-repeated="16381" table:style-name="ce1"/>
        </table:table-row>
        <table:table-row table:style-name="ro6">
          <table:covered-table-cell/>
          <table:table-cell office:value-type="string" table:number-columns-spanned="1" table:number-rows-spanned="3" table:style-name="ce15">
            <text:p>OC</text:p>
          </table:table-cell>
          <table:table-cell office:value-type="string" table:style-name="ce3">
            <text:p>REQUIREMENT</text:p>
          </table:table-cell>
          <table:table-cell office:value-type="float" office:value="360" table:formula="of:=360" table:style-name="ce16">
            <text:p>360</text:p>
          </table:table-cell>
          <table:table-cell office:value-type="float" office:value="311" table:style-name="ce16">
            <text:p>311</text:p>
          </table:table-cell>
          <table:table-cell office:value-type="float" office:value="311" table:style-name="ce16">
            <text:p>311</text:p>
          </table:table-cell>
          <table:table-cell office:value-type="float" office:value="311" table:style-name="ce16">
            <text:p>311</text:p>
          </table:table-cell>
          <table:table-cell office:value-type="float" office:value="267" table:style-name="ce16">
            <text:p>267</text:p>
          </table:table-cell>
          <table:table-cell table:number-columns-repeated="16376" table:style-name="ce1"/>
        </table:table-row>
        <table:table-row table:style-name="ro4">
          <table:covered-table-cell/>
          <table:covered-table-cell/>
          <table:table-cell office:value-type="string" table:style-name="ce3">
            <text:p>EXISTING AFTER RETIREMENT</text:p>
          </table:table-cell>
          <table:table-cell office:value-type="float" office:value="270" table:style-name="ce16">
            <text:p>270</text:p>
          </table:table-cell>
          <table:table-cell office:value-type="float" office:value="257" table:style-name="ce16">
            <text:p>257</text:p>
          </table:table-cell>
          <table:table-cell office:value-type="float" office:value="242" table:style-name="ce16">
            <text:p>242</text:p>
          </table:table-cell>
          <table:table-cell office:value-type="float" office:value="223" table:style-name="ce16">
            <text:p>223</text:p>
          </table:table-cell>
          <table:table-cell office:value-type="float" office:value="210" table:style-name="ce16">
            <text:p>210</text:p>
          </table:table-cell>
          <table:table-cell table:number-columns-repeated="16376" table:style-name="ce1"/>
        </table:table-row>
        <table:table-row table:style-name="ro7">
          <table:covered-table-cell/>
          <table:covered-table-cell/>
          <table:table-cell office:value-type="string" table:style-name="ce5">
            <text:p>SHORTAGE(-) / SURPLUS(+)</text:p>
          </table:table-cell>
          <table:table-cell office:value-type="float" office:value="-90" table:formula="of:=-[.D9]+[.D10]" table:style-name="ce6">
            <text:p>-90</text:p>
          </table:table-cell>
          <table:table-cell office:value-type="float" office:value="-54" table:formula="of:=-[.E9]+[.E10]" table:style-name="ce6">
            <text:p>-54</text:p>
          </table:table-cell>
          <table:table-cell office:value-type="float" office:value="-69" table:formula="of:=-[.F9]+[.F10]" table:style-name="ce6">
            <text:p>-69</text:p>
          </table:table-cell>
          <table:table-cell office:value-type="float" office:value="-88" table:formula="of:=-[.G9]+[.G10]" table:style-name="ce6">
            <text:p>-88</text:p>
          </table:table-cell>
          <table:table-cell office:value-type="float" office:value="-57" table:formula="of:=-[.H9]+[.H10]" table:style-name="ce6">
            <text:p>-57</text:p>
          </table:table-cell>
          <table:table-cell table:number-columns-repeated="16376" table:style-name="ce1"/>
        </table:table-row>
        <table:table-row table:style-name="ro1">
          <table:covered-table-cell/>
          <table:table-cell table:style-name="ce1"/>
          <table:table-cell table:style-name="ce7"/>
          <table:table-cell table:number-columns-repeated="16381" table:style-name="ce1"/>
        </table:table-row>
        <table:table-row table:style-name="ro6">
          <table:covered-table-cell/>
          <table:table-cell office:value-type="string" table:number-columns-spanned="1" table:number-rows-spanned="3" table:style-name="ce15">
            <text:p>CU</text:p>
          </table:table-cell>
          <table:table-cell office:value-type="string" table:style-name="ce3">
            <text:p>REQUIREMENT</text:p>
          </table:table-cell>
          <table:table-cell office:value-type="float" office:value="2328" table:formula="of:=886+713+709+20" table:style-name="ce16">
            <text:p>2328</text:p>
          </table:table-cell>
          <table:table-cell office:value-type="float" office:value="2328" table:formula="of:=886+713+709+20" table:style-name="ce16">
            <text:p>2328</text:p>
          </table:table-cell>
          <table:table-cell office:value-type="float" office:value="2328" table:formula="of:=886+713+709+20" table:style-name="ce16">
            <text:p>2328</text:p>
          </table:table-cell>
          <table:table-cell office:value-type="float" office:value="2328" table:formula="of:=886+713+709+20" table:style-name="ce16">
            <text:p>2328</text:p>
          </table:table-cell>
          <table:table-cell office:value-type="float" office:value="2328" table:formula="of:=886+713+709+20" table:style-name="ce16">
            <text:p>2328</text:p>
          </table:table-cell>
          <table:table-cell table:number-columns-repeated="16376" table:style-name="ce1"/>
        </table:table-row>
        <table:table-row table:style-name="ro4">
          <table:covered-table-cell/>
          <table:covered-table-cell/>
          <table:table-cell office:value-type="string" table:style-name="ce3">
            <text:p>EXISTING AFTER RETIREMENT</text:p>
          </table:table-cell>
          <table:table-cell office:value-type="float" office:value="2291" table:formula="of:=799+797+673+22" table:style-name="ce16">
            <text:p>2291</text:p>
          </table:table-cell>
          <table:table-cell office:value-type="float" office:value="2081" table:formula="of:=710+749+602+20" table:style-name="ce16">
            <text:p>2081</text:p>
          </table:table-cell>
          <table:table-cell office:value-type="float" office:value="1878" table:formula="of:=638+685+539+16" table:style-name="ce16">
            <text:p>1878</text:p>
          </table:table-cell>
          <table:table-cell office:value-type="float" office:value="1682" table:formula="of:=559+620+487+16" table:style-name="ce16">
            <text:p>1682</text:p>
          </table:table-cell>
          <table:table-cell office:value-type="float" office:value="1502" table:formula="of:=496+559+432+15" table:style-name="ce16">
            <text:p>1502</text:p>
          </table:table-cell>
          <table:table-cell table:style-name="ce1"/>
          <table:table-cell office:value-type="float" office:value="2291" table:formula="of:=799+797+673+22" table:style-name="ce1">
            <text:p>2291</text:p>
          </table:table-cell>
          <table:table-cell office:value-type="float" office:value="2081" table:formula="of:=710+749+602+20" table:style-name="ce1">
            <text:p>2081</text:p>
          </table:table-cell>
          <table:table-cell office:value-type="float" office:value="1878" table:formula="of:=638+685+539+16" table:style-name="ce1">
            <text:p>1878</text:p>
          </table:table-cell>
          <table:table-cell office:value-type="float" office:value="1682" table:formula="of:=559+620+487+16" table:style-name="ce1">
            <text:p>1682</text:p>
          </table:table-cell>
          <table:table-cell office:value-type="float" office:value="1502" table:formula="of:=496+559+432+15" table:style-name="ce1">
            <text:p>1502</text:p>
          </table:table-cell>
          <table:table-cell table:number-columns-repeated="16370"/>
        </table:table-row>
        <table:table-row table:style-name="ro7">
          <table:covered-table-cell/>
          <table:covered-table-cell/>
          <table:table-cell office:value-type="string" table:style-name="ce5">
            <text:p>SHORTAGE(-) / SURPLUS(+)</text:p>
          </table:table-cell>
          <table:table-cell office:value-type="float" office:value="-37" table:formula="of:=-[.D13]+[.D14]" table:style-name="ce6">
            <text:p>-37</text:p>
          </table:table-cell>
          <table:table-cell office:value-type="float" office:value="-247" table:formula="of:=-[.E13]+[.E14]" table:style-name="ce6">
            <text:p>-247</text:p>
          </table:table-cell>
          <table:table-cell office:value-type="float" office:value="-450" table:formula="of:=-[.F13]+[.F14]" table:style-name="ce6">
            <text:p>-450</text:p>
          </table:table-cell>
          <table:table-cell office:value-type="float" office:value="-646" table:formula="of:=-[.G13]+[.G14]" table:style-name="ce6">
            <text:p>-646</text:p>
          </table:table-cell>
          <table:table-cell office:value-type="float" office:value="-826" table:formula="of:=-[.H13]+[.H14]" table:style-name="ce6">
            <text:p>-826</text:p>
          </table:table-cell>
          <table:table-cell table:number-columns-repeated="16376" table:style-name="ce1"/>
        </table:table-row>
        <table:table-row table:style-name="ro1">
          <table:covered-table-cell/>
          <table:table-cell table:style-name="ce1"/>
          <table:table-cell table:style-name="ce7"/>
          <table:table-cell table:number-columns-repeated="16381" table:style-name="ce1"/>
        </table:table-row>
        <table:table-row table:style-name="ro6">
          <table:covered-table-cell/>
          <table:table-cell office:value-type="string" table:number-columns-spanned="1" table:number-rows-spanned="3" table:style-name="ce15">
            <text:p>TOTAL</text:p>
          </table:table-cell>
          <table:table-cell office:value-type="string" table:style-name="ce3">
            <text:p>REQUIREMENT</text:p>
          </table:table-cell>
          <table:table-cell office:value-type="float" office:value="15563" table:formula="of:=SUM([.D13];[.D9];[.D5])" table:style-name="ce4">
            <text:p>15563</text:p>
          </table:table-cell>
          <table:table-cell office:value-type="float" office:value="15584" table:formula="of:=SUM([.E13];[.E9];[.E5])" table:style-name="ce4">
            <text:p>15584</text:p>
          </table:table-cell>
          <table:table-cell office:value-type="float" office:value="16546" table:formula="of:=SUM([.F13];[.F9];[.F5])" table:style-name="ce4">
            <text:p>16546</text:p>
          </table:table-cell>
          <table:table-cell office:value-type="float" office:value="17947" table:formula="of:=SUM([.G13];[.G9];[.G5])" table:style-name="ce4">
            <text:p>17947</text:p>
          </table:table-cell>
          <table:table-cell office:value-type="float" office:value="17903" table:formula="of:=SUM([.H13];[.H9];[.H5])" table:style-name="ce4">
            <text:p>17903</text:p>
          </table:table-cell>
          <table:table-cell table:number-columns-repeated="16376"/>
        </table:table-row>
        <table:table-row table:style-name="ro4">
          <table:covered-table-cell/>
          <table:covered-table-cell/>
          <table:table-cell office:value-type="string" table:style-name="ce3">
            <text:p>EXISTING AFTER RETIREMENT</text:p>
          </table:table-cell>
          <table:table-cell office:value-type="float" office:value="13960" table:formula="of:=SUM([.D14];[.D10];[.D6])" table:style-name="ce4">
            <text:p>13960</text:p>
          </table:table-cell>
          <table:table-cell office:value-type="float" office:value="12948" table:formula="of:=SUM([.E14];[.E10];[.E6])" table:style-name="ce4">
            <text:p>12948</text:p>
          </table:table-cell>
          <table:table-cell office:value-type="float" office:value="11967" table:formula="of:=SUM([.F14];[.F10];[.F6])" table:style-name="ce4">
            <text:p>11967</text:p>
          </table:table-cell>
          <table:table-cell office:value-type="float" office:value="10858" table:formula="of:=SUM([.G14];[.G10];[.G6])" table:style-name="ce4">
            <text:p>10858</text:p>
          </table:table-cell>
          <table:table-cell office:value-type="float" office:value="9800" table:formula="of:=SUM([.H14];[.H10];[.H6])" table:style-name="ce4">
            <text:p>9800</text:p>
          </table:table-cell>
          <table:table-cell table:number-columns-repeated="16376"/>
        </table:table-row>
        <table:table-row table:style-name="ro7">
          <table:covered-table-cell/>
          <table:covered-table-cell/>
          <table:table-cell office:value-type="string" table:style-name="ce5">
            <text:p>SHORTAGE(-) / SURPLUS(+)</text:p>
          </table:table-cell>
          <table:table-cell office:value-type="float" office:value="-1603" table:formula="of:=-[.D17]+[.D18]" table:style-name="ce6">
            <text:p>-1603</text:p>
          </table:table-cell>
          <table:table-cell office:value-type="float" office:value="-2636" table:formula="of:=-[.E17]+[.E18]" table:style-name="ce6">
            <text:p>-2636</text:p>
          </table:table-cell>
          <table:table-cell office:value-type="float" office:value="-4579" table:formula="of:=-[.F17]+[.F18]" table:style-name="ce6">
            <text:p>-4579</text:p>
          </table:table-cell>
          <table:table-cell office:value-type="float" office:value="-7089" table:formula="of:=-[.G17]+[.G18]" table:style-name="ce6">
            <text:p>-7089</text:p>
          </table:table-cell>
          <table:table-cell office:value-type="float" office:value="-8103" table:formula="of:=-[.H17]+[.H18]" table:style-name="ce6">
            <text:p>-8103</text:p>
          </table:table-cell>
          <table:table-cell table:number-columns-repeated="16376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1">
          <table:covered-table-cell/>
          <table:table-cell table:style-name="ce17"/>
          <table:table-cell office:value-type="string" table:style-name="ce17">
            <text:p>LAND OUSTEES</text:p>
          </table:table-cell>
          <table:table-cell office:value-type="float" office:value="227" table:style-name="ce6">
            <text:p>22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38" table:style-name="ce6">
            <text:p>238</text:p>
          </table:table-cell>
          <table:table-cell office:value-type="float" office:value="108" table:style-name="ce17">
            <text:p>108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string" table:style-name="ce18">
            <text:p><text:s/>Total Estimated Addition of Land Oustees (MP Region)</text:p>
          </table:table-cell>
          <table:table-cell office:value-type="float" office:value="573" table:formula="of:=SUM([.D21:.H21])" table:style-name="ce17">
            <text:p>573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number-columns-spanned="1" table:number-rows-spanned="17" table:style-name="ce21">
            <text:p>MAHARHASTRA</text:p>
          </table:table-cell>
          <table:table-cell office:value-type="string" table:number-columns-spanned="1" table:number-rows-spanned="3" table:style-name="ce15">
            <text:p>UG</text:p>
          </table:table-cell>
          <table:table-cell office:value-type="string" table:style-name="ce3">
            <text:p>REQUIREMENT</text:p>
          </table:table-cell>
          <table:table-cell office:value-type="float" office:value="13672" table:formula="of:=[Sheet1.C8]-[.D5]" table:style-name="ce16">
            <text:p>13672</text:p>
          </table:table-cell>
          <table:table-cell office:value-type="float" office:value="13730" table:formula="of:=[Sheet1.D8]-[.E5]" table:style-name="ce16">
            <text:p>13730</text:p>
          </table:table-cell>
          <table:table-cell office:value-type="float" office:value="12971" table:formula="of:=[Sheet1.E8]-[.F5]" table:style-name="ce16">
            <text:p>12971</text:p>
          </table:table-cell>
          <table:table-cell office:value-type="float" office:value="13329" table:formula="of:=[Sheet1.F8]-[.G5]" table:style-name="ce16">
            <text:p>13329</text:p>
          </table:table-cell>
          <table:table-cell office:value-type="float" office:value="13513" table:formula="of:=[Sheet1.G8]-[.H5]" table:style-name="ce16">
            <text:p>13513</text:p>
          </table:table-cell>
          <table:table-cell table:number-columns-repeated="16376"/>
        </table:table-row>
        <table:table-row table:style-name="ro4">
          <table:covered-table-cell/>
          <table:covered-table-cell/>
          <table:table-cell office:value-type="string" table:style-name="ce3">
            <text:p>EXISTING AFTER RETIREMENT</text:p>
          </table:table-cell>
          <table:table-cell office:value-type="float" office:value="12466" table:formula="of:=[Sheet1.C9]-[.D6]" table:style-name="ce16">
            <text:p>12466</text:p>
          </table:table-cell>
          <table:table-cell office:value-type="float" office:value="11711" table:formula="of:=[Sheet1.D9]-[.E6]" table:style-name="ce16">
            <text:p>11711</text:p>
          </table:table-cell>
          <table:table-cell office:value-type="float" office:value="10801" table:formula="of:=[Sheet1.E9]-[.F6]" table:style-name="ce16">
            <text:p>10801</text:p>
          </table:table-cell>
          <table:table-cell office:value-type="float" office:value="9907" table:formula="of:=[Sheet1.F9]-[.G6]" table:style-name="ce16">
            <text:p>9907</text:p>
          </table:table-cell>
          <table:table-cell office:value-type="float" office:value="9041" table:formula="of:=[Sheet1.G9]-[.H6]" table:style-name="ce16">
            <text:p>9041</text:p>
          </table:table-cell>
          <table:table-cell table:number-columns-repeated="16376"/>
        </table:table-row>
        <table:table-row table:style-name="ro7">
          <table:covered-table-cell/>
          <table:covered-table-cell/>
          <table:table-cell office:value-type="string" table:style-name="ce5">
            <text:p>SHORTAGE(-) / SURPLUS(+)</text:p>
          </table:table-cell>
          <table:table-cell office:value-type="float" office:value="-1206" table:formula="of:=-[.D24]+[.D25]" table:style-name="ce6">
            <text:p>-1206</text:p>
          </table:table-cell>
          <table:table-cell office:value-type="float" office:value="-2019" table:formula="of:=-[.E24]+[.E25]" table:style-name="ce6">
            <text:p>-2019</text:p>
          </table:table-cell>
          <table:table-cell office:value-type="float" office:value="-2170" table:formula="of:=-[.F24]+[.F25]" table:style-name="ce6">
            <text:p>-2170</text:p>
          </table:table-cell>
          <table:table-cell office:value-type="float" office:value="-3422" table:formula="of:=-[.G24]+[.G25]" table:style-name="ce6">
            <text:p>-3422</text:p>
          </table:table-cell>
          <table:table-cell office:value-type="float" office:value="-4472" table:formula="of:=-[.H24]+[.H25]" table:style-name="ce6">
            <text:p>-4472</text:p>
          </table:table-cell>
          <table:table-cell table:number-columns-repeated="16376"/>
        </table:table-row>
        <table:table-row table:style-name="ro1">
          <table:covered-table-cell/>
          <table:table-cell table:style-name="ce1"/>
          <table:table-cell table:style-name="ce7"/>
          <table:table-cell table:number-columns-repeated="16381" table:style-name="ce1"/>
        </table:table-row>
        <table:table-row table:style-name="ro6">
          <table:covered-table-cell/>
          <table:table-cell office:value-type="string" table:number-columns-spanned="1" table:number-rows-spanned="3" table:style-name="ce15">
            <text:p>OC</text:p>
          </table:table-cell>
          <table:table-cell office:value-type="string" table:style-name="ce3">
            <text:p>REQUIREMENT</text:p>
          </table:table-cell>
          <table:table-cell office:value-type="float" office:value="16451" table:formula="of:=[Sheet1.C13]-[.D9]" table:style-name="ce16">
            <text:p>16451</text:p>
          </table:table-cell>
          <table:table-cell office:value-type="float" office:value="14769" table:formula="of:=[Sheet1.D13]-[.E9]" table:style-name="ce16">
            <text:p>14769</text:p>
          </table:table-cell>
          <table:table-cell office:value-type="float" office:value="13170" table:formula="of:=[Sheet1.E13]-[.F9]" table:style-name="ce16">
            <text:p>13170</text:p>
          </table:table-cell>
          <table:table-cell office:value-type="float" office:value="12740" table:formula="of:=[Sheet1.F13]-[.G9]" table:style-name="ce16">
            <text:p>12740</text:p>
          </table:table-cell>
          <table:table-cell office:value-type="float" office:value="12355" table:formula="of:=[Sheet1.G13]-[.H9]" table:style-name="ce16">
            <text:p>12355</text:p>
          </table:table-cell>
          <table:table-cell table:number-columns-repeated="16376"/>
        </table:table-row>
        <table:table-row table:style-name="ro4">
          <table:covered-table-cell/>
          <table:covered-table-cell/>
          <table:table-cell office:value-type="string" table:style-name="ce3">
            <text:p>EXISTING AFTER RETIREMENT</text:p>
          </table:table-cell>
          <table:table-cell office:value-type="float" office:value="14512" table:formula="of:=[Sheet1.C14]-[.D10]" table:style-name="ce16">
            <text:p>14512</text:p>
          </table:table-cell>
          <table:table-cell office:value-type="float" office:value="13795" table:formula="of:=[Sheet1.D14]-[.E10]" table:style-name="ce16">
            <text:p>13795</text:p>
          </table:table-cell>
          <table:table-cell office:value-type="float" office:value="13013" table:formula="of:=[Sheet1.E14]-[.F10]" table:style-name="ce16">
            <text:p>13013</text:p>
          </table:table-cell>
          <table:table-cell office:value-type="float" office:value="12073" table:formula="of:=[Sheet1.F14]-[.G10]" table:style-name="ce16">
            <text:p>12073</text:p>
          </table:table-cell>
          <table:table-cell office:value-type="float" office:value="11145" table:formula="of:=[Sheet1.G14]-[.H10]" table:style-name="ce16">
            <text:p>11145</text:p>
          </table:table-cell>
          <table:table-cell table:number-columns-repeated="16376"/>
        </table:table-row>
        <table:table-row table:style-name="ro7">
          <table:covered-table-cell/>
          <table:covered-table-cell/>
          <table:table-cell office:value-type="string" table:style-name="ce5">
            <text:p>SHORTAGE(-) / SURPLUS(+)</text:p>
          </table:table-cell>
          <table:table-cell office:value-type="float" office:value="-1939" table:formula="of:=-[.D28]+[.D29]" table:style-name="ce6">
            <text:p>-1939</text:p>
          </table:table-cell>
          <table:table-cell office:value-type="float" office:value="-974" table:formula="of:=-[.E28]+[.E29]" table:style-name="ce6">
            <text:p>-974</text:p>
          </table:table-cell>
          <table:table-cell office:value-type="float" office:value="-157" table:formula="of:=-[.F28]+[.F29]" table:style-name="ce6">
            <text:p>-157</text:p>
          </table:table-cell>
          <table:table-cell office:value-type="float" office:value="-667" table:formula="of:=-[.G28]+[.G29]" table:style-name="ce6">
            <text:p>-667</text:p>
          </table:table-cell>
          <table:table-cell office:value-type="float" office:value="-1210" table:formula="of:=-[.H28]+[.H29]" table:style-name="ce6">
            <text:p>-1210</text:p>
          </table:table-cell>
          <table:table-cell table:number-columns-repeated="16376"/>
        </table:table-row>
        <table:table-row table:style-name="ro1">
          <table:covered-table-cell/>
          <table:table-cell table:style-name="ce1"/>
          <table:table-cell table:style-name="ce7"/>
          <table:table-cell table:number-columns-repeated="16381" table:style-name="ce1"/>
        </table:table-row>
        <table:table-row table:style-name="ro6">
          <table:covered-table-cell/>
          <table:table-cell office:value-type="string" table:number-columns-spanned="1" table:number-rows-spanned="3" table:style-name="ce15">
            <text:p>CU</text:p>
          </table:table-cell>
          <table:table-cell office:value-type="string" table:style-name="ce3">
            <text:p>REQUIREMENT</text:p>
          </table:table-cell>
          <table:table-cell office:value-type="float" office:value="4527" table:formula="of:=[Sheet1.C18]-[.D13]" table:style-name="ce16">
            <text:p>4527</text:p>
          </table:table-cell>
          <table:table-cell office:value-type="float" office:value="4527" table:formula="of:=[Sheet1.D18]-[.E13]" table:style-name="ce16">
            <text:p>4527</text:p>
          </table:table-cell>
          <table:table-cell office:value-type="float" office:value="4527" table:formula="of:=[Sheet1.E18]-[.F13]" table:style-name="ce16">
            <text:p>4527</text:p>
          </table:table-cell>
          <table:table-cell office:value-type="float" office:value="4527" table:formula="of:=[Sheet1.F18]-[.G13]" table:style-name="ce16">
            <text:p>4527</text:p>
          </table:table-cell>
          <table:table-cell office:value-type="float" office:value="4527" table:formula="of:=[Sheet1.G18]-[.H13]" table:style-name="ce16">
            <text:p>4527</text:p>
          </table:table-cell>
          <table:table-cell table:number-columns-repeated="16376"/>
        </table:table-row>
        <table:table-row table:style-name="ro4">
          <table:covered-table-cell/>
          <table:covered-table-cell/>
          <table:table-cell office:value-type="string" table:style-name="ce3">
            <text:p>EXISTING AFTER RETIREMENT</text:p>
          </table:table-cell>
          <table:table-cell office:value-type="float" office:value="3887" table:formula="of:=[Sheet1.C19]-[.D14]" table:style-name="ce16">
            <text:p>3887</text:p>
          </table:table-cell>
          <table:table-cell office:value-type="float" office:value="3645" table:formula="of:=[Sheet1.D19]-[.E14]" table:style-name="ce16">
            <text:p>3645</text:p>
          </table:table-cell>
          <table:table-cell office:value-type="float" office:value="3380" table:formula="of:=[Sheet1.E19]-[.F14]" table:style-name="ce16">
            <text:p>3380</text:p>
          </table:table-cell>
          <table:table-cell office:value-type="float" office:value="3140" table:formula="of:=[Sheet1.F19]-[.G14]" table:style-name="ce16">
            <text:p>3140</text:p>
          </table:table-cell>
          <table:table-cell office:value-type="float" office:value="2883" table:formula="of:=[Sheet1.G19]-[.H14]" table:style-name="ce16">
            <text:p>2883</text:p>
          </table:table-cell>
          <table:table-cell table:number-columns-repeated="16376"/>
        </table:table-row>
        <table:table-row table:style-name="ro7">
          <table:covered-table-cell/>
          <table:covered-table-cell/>
          <table:table-cell office:value-type="string" table:style-name="ce5">
            <text:p>SHORTAGE(-) / SURPLUS(+)</text:p>
          </table:table-cell>
          <table:table-cell office:value-type="float" office:value="-640" table:formula="of:=-[.D32]+[.D33]" table:style-name="ce6">
            <text:p>-640</text:p>
          </table:table-cell>
          <table:table-cell office:value-type="float" office:value="-882" table:formula="of:=-[.E32]+[.E33]" table:style-name="ce6">
            <text:p>-882</text:p>
          </table:table-cell>
          <table:table-cell office:value-type="float" office:value="-1147" table:formula="of:=-[.F32]+[.F33]" table:style-name="ce6">
            <text:p>-1147</text:p>
          </table:table-cell>
          <table:table-cell office:value-type="float" office:value="-1387" table:formula="of:=-[.G32]+[.G33]" table:style-name="ce6">
            <text:p>-1387</text:p>
          </table:table-cell>
          <table:table-cell office:value-type="float" office:value="-1644" table:formula="of:=-[.H32]+[.H33]" table:style-name="ce6">
            <text:p>-1644</text:p>
          </table:table-cell>
          <table:table-cell table:number-columns-repeated="16376"/>
        </table:table-row>
        <table:table-row table:style-name="ro1">
          <table:covered-table-cell/>
          <table:table-cell table:style-name="ce1"/>
          <table:table-cell table:style-name="ce7"/>
          <table:table-cell table:number-columns-repeated="16381" table:style-name="ce1"/>
        </table:table-row>
        <table:table-row table:style-name="ro6">
          <table:covered-table-cell/>
          <table:table-cell office:value-type="string" table:number-columns-spanned="1" table:number-rows-spanned="3" table:style-name="ce15">
            <text:p>TOTAL</text:p>
          </table:table-cell>
          <table:table-cell office:value-type="string" table:style-name="ce3">
            <text:p>REQUIREMENT</text:p>
          </table:table-cell>
          <table:table-cell office:value-type="float" office:value="34650" table:formula="of:=SUM([.D32];[.D28];[.D24])" table:style-name="ce4">
            <text:p>34650</text:p>
          </table:table-cell>
          <table:table-cell office:value-type="float" office:value="33026" table:formula="of:=SUM([.E32];[.E28];[.E24])" table:style-name="ce4">
            <text:p>33026</text:p>
          </table:table-cell>
          <table:table-cell office:value-type="float" office:value="30668" table:formula="of:=SUM([.F32];[.F28];[.F24])" table:style-name="ce4">
            <text:p>30668</text:p>
          </table:table-cell>
          <table:table-cell office:value-type="float" office:value="30596" table:formula="of:=SUM([.G32];[.G28];[.G24])" table:style-name="ce4">
            <text:p>30596</text:p>
          </table:table-cell>
          <table:table-cell office:value-type="float" office:value="30395" table:formula="of:=SUM([.H32];[.H28];[.H24])" table:style-name="ce4">
            <text:p>30395</text:p>
          </table:table-cell>
          <table:table-cell table:number-columns-repeated="16376"/>
        </table:table-row>
        <table:table-row table:style-name="ro4">
          <table:covered-table-cell/>
          <table:covered-table-cell/>
          <table:table-cell office:value-type="string" table:style-name="ce3">
            <text:p>EXISTING AFTER RETIREMENT</text:p>
          </table:table-cell>
          <table:table-cell office:value-type="float" office:value="30865" table:formula="of:=SUM([.D33];[.D29];[.D25])" table:style-name="ce4">
            <text:p>30865</text:p>
          </table:table-cell>
          <table:table-cell office:value-type="float" office:value="29151" table:formula="of:=SUM([.E33];[.E29];[.E25])" table:style-name="ce4">
            <text:p>29151</text:p>
          </table:table-cell>
          <table:table-cell office:value-type="float" office:value="27194" table:formula="of:=SUM([.F33];[.F29];[.F25])" table:style-name="ce4">
            <text:p>27194</text:p>
          </table:table-cell>
          <table:table-cell office:value-type="float" office:value="25120" table:formula="of:=SUM([.G33];[.G29];[.G25])" table:style-name="ce4">
            <text:p>25120</text:p>
          </table:table-cell>
          <table:table-cell office:value-type="float" office:value="23069" table:formula="of:=SUM([.H33];[.H29];[.H25])" table:style-name="ce4">
            <text:p>23069</text:p>
          </table:table-cell>
          <table:table-cell table:number-columns-repeated="16376"/>
        </table:table-row>
        <table:table-row table:style-name="ro7">
          <table:covered-table-cell/>
          <table:covered-table-cell/>
          <table:table-cell office:value-type="string" table:style-name="ce5">
            <text:p>SHORTAGE(-) / SURPLUS(+)</text:p>
          </table:table-cell>
          <table:table-cell office:value-type="float" office:value="-3785" table:formula="of:=-[.D36]+[.D37]" table:style-name="ce6">
            <text:p>-3785</text:p>
          </table:table-cell>
          <table:table-cell office:value-type="float" office:value="-3875" table:formula="of:=-[.E36]+[.E37]" table:style-name="ce6">
            <text:p>-3875</text:p>
          </table:table-cell>
          <table:table-cell office:value-type="float" office:value="-3474" table:formula="of:=-[.F36]+[.F37]" table:style-name="ce6">
            <text:p>-3474</text:p>
          </table:table-cell>
          <table:table-cell office:value-type="float" office:value="-5476" table:formula="of:=-[.G36]+[.G37]" table:style-name="ce6">
            <text:p>-5476</text:p>
          </table:table-cell>
          <table:table-cell office:value-type="float" office:value="-7326" table:formula="of:=-[.H36]+[.H37]" table:style-name="ce6">
            <text:p>-7326</text:p>
          </table:table-cell>
          <table:table-cell table:number-columns-repeated="16376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1">
          <table:covered-table-cell/>
          <table:table-cell table:style-name="ce17"/>
          <table:table-cell office:value-type="string" table:style-name="ce17">
            <text:p>LAND OUSTEES</text:p>
          </table:table-cell>
          <table:table-cell office:value-type="float" office:value="4482" table:style-name="ce6">
            <text:p>4482</text:p>
          </table:table-cell>
          <table:table-cell office:value-type="float" office:value="3090" table:style-name="ce6">
            <text:p>3090</text:p>
          </table:table-cell>
          <table:table-cell office:value-type="float" office:value="1969" table:style-name="ce6">
            <text:p>1969</text:p>
          </table:table-cell>
          <table:table-cell office:value-type="float" office:value="1500" table:style-name="ce6">
            <text:p>1500</text:p>
          </table:table-cell>
          <table:table-cell office:value-type="float" office:value="204" table:style-name="ce6">
            <text:p>204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string" table:style-name="ce18">
            <text:p><text:s/>Total Estimated Addition of Land Oustees (MH Region)</text:p>
          </table:table-cell>
          <table:table-cell office:value-type="float" office:value="11245" table:formula="of:=SUM([.D40:.H40])" table:style-name="ce16">
            <text:p>1124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number-columns-spanned="1" table:number-rows-spanned="5" table:style-name="ce22">
            <text:p>WCL</text:p>
          </table:table-cell>
          <table:table-cell office:value-type="string" table:number-columns-spanned="1" table:number-rows-spanned="5" table:style-name="ce15">
            <text:p>TOTAL</text:p>
          </table:table-cell>
          <table:table-cell office:value-type="string" table:style-name="ce3">
            <text:p>REQUIREMENT</text:p>
          </table:table-cell>
          <table:table-cell office:value-type="float" office:value="50213" table:formula="of:=SUM([.D17];[.D36])" table:style-name="ce4">
            <text:p>50213</text:p>
          </table:table-cell>
          <table:table-cell office:value-type="float" office:value="48610" table:formula="of:=SUM([.E17];[.E36])" table:style-name="ce4">
            <text:p>48610</text:p>
          </table:table-cell>
          <table:table-cell office:value-type="float" office:value="47214" table:formula="of:=SUM([.F17];[.F36])" table:style-name="ce4">
            <text:p>47214</text:p>
          </table:table-cell>
          <table:table-cell office:value-type="float" office:value="48543" table:formula="of:=SUM([.G17];[.G36])" table:style-name="ce4">
            <text:p>48543</text:p>
          </table:table-cell>
          <table:table-cell office:value-type="float" office:value="48298" table:formula="of:=SUM([.H17];[.H36])" table:style-name="ce4">
            <text:p>48298</text:p>
          </table:table-cell>
          <table:table-cell table:number-columns-repeated="16376"/>
        </table:table-row>
        <table:table-row table:style-name="ro4">
          <table:covered-table-cell/>
          <table:covered-table-cell/>
          <table:table-cell office:value-type="string" table:style-name="ce3">
            <text:p>EXISTING AFTER RETIREMENT</text:p>
          </table:table-cell>
          <table:table-cell office:value-type="float" office:value="44825" table:formula="of:=SUM([.D18];[.D37])" table:style-name="ce4">
            <text:p>44825</text:p>
          </table:table-cell>
          <table:table-cell office:value-type="float" office:value="42099" table:formula="of:=SUM([.E18];[.E37])" table:style-name="ce4">
            <text:p>42099</text:p>
          </table:table-cell>
          <table:table-cell office:value-type="float" office:value="39161" table:formula="of:=SUM([.F18];[.F37])" table:style-name="ce4">
            <text:p>39161</text:p>
          </table:table-cell>
          <table:table-cell office:value-type="float" office:value="35978" table:formula="of:=SUM([.G18];[.G37])" table:style-name="ce4">
            <text:p>35978</text:p>
          </table:table-cell>
          <table:table-cell office:value-type="float" office:value="32869" table:formula="of:=SUM([.H18];[.H37])" table:style-name="ce4">
            <text:p>32869</text:p>
          </table:table-cell>
          <table:table-cell table:number-columns-repeated="16376"/>
        </table:table-row>
        <table:table-row table:style-name="ro7">
          <table:covered-table-cell/>
          <table:covered-table-cell/>
          <table:table-cell office:value-type="string" table:style-name="ce5">
            <text:p>SHORTAGE(-) / SURPLUS(+)</text:p>
          </table:table-cell>
          <table:table-cell office:value-type="float" office:value="-5388" table:formula="of:=-[.D43]+[.D44]" table:style-name="ce6">
            <text:p>-5388</text:p>
          </table:table-cell>
          <table:table-cell office:value-type="float" office:value="-6511" table:formula="of:=-[.E43]+[.E44]" table:style-name="ce6">
            <text:p>-6511</text:p>
          </table:table-cell>
          <table:table-cell office:value-type="float" office:value="-8053" table:formula="of:=-[.F43]+[.F44]" table:style-name="ce6">
            <text:p>-8053</text:p>
          </table:table-cell>
          <table:table-cell office:value-type="float" office:value="-12565" table:formula="of:=-[.G43]+[.G44]" table:style-name="ce6">
            <text:p>-12565</text:p>
          </table:table-cell>
          <table:table-cell office:value-type="float" office:value="-15429" table:formula="of:=-[.H43]+[.H44]" table:style-name="ce6">
            <text:p>-15429</text:p>
          </table:table-cell>
          <table:table-cell table:number-columns-repeated="16376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style-name="ro4">
          <table:covered-table-cell/>
          <table:covered-table-cell/>
          <table:table-cell office:value-type="string" table:style-name="ce5">
            <text:p>ESTIMATED ADDITION OF <text:s/>LAND OUSTEES #</text:p>
          </table:table-cell>
          <table:table-cell office:value-type="float" office:value="4709" table:formula="of:=SUM([.D40];[.D21])" table:style-name="ce8">
            <text:p>4709</text:p>
          </table:table-cell>
          <table:table-cell office:value-type="float" office:value="3090" table:formula="of:=SUM([.E40];[.E21])" table:style-name="ce8">
            <text:p>3090</text:p>
          </table:table-cell>
          <table:table-cell office:value-type="float" office:value="1969" table:formula="of:=SUM([.F40];[.F21])" table:style-name="ce8">
            <text:p>1969</text:p>
          </table:table-cell>
          <table:table-cell office:value-type="float" office:value="1738" table:formula="of:=SUM([.G40];[.G21])" table:style-name="ce8">
            <text:p>1738</text:p>
          </table:table-cell>
          <table:table-cell office:value-type="float" office:value="312" table:formula="of:=SUM([.H40];[.H21])" table:style-name="ce8">
            <text:p>312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9">
            <text:p># Total Estimated Addition of Land Oustees</text:p>
          </table:table-cell>
          <table:table-cell table:number-columns-repeated="4" table:style-name="ce1"/>
          <table:table-cell office:value-type="float" office:value="11818" table:formula="of:=SUM([.D47:.H47])" table:style-name="ce10">
            <text:p>11818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1">
            <text:p>Other Replacement/ Expansion/ Scheme (YR 15-16 to 19-20)</text:p>
          </table:table-cell>
          <table:table-cell table:number-columns-repeated="4" table:style-name="ce1"/>
          <table:table-cell office:value-type="float" office:value="1145" table:style-name="ce10">
            <text:p>114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0">
            <text:p>Total <text:s/>Estimated Addition of Land oustees ( YR 15-16 to 19-20)</text:p>
          </table:table-cell>
          <table:table-cell table:number-columns-repeated="4" table:style-name="ce1"/>
          <table:table-cell office:value-type="float" office:value="12963" table:formula="of:=SUM([.H50];[.H48])" table:style-name="ce10">
            <text:p>1296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0"/>
          <table:table-cell table:number-columns-repeated="4" table:style-name="ce1"/>
          <table:table-cell table:style-name="ce10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1">
            <text:p>Backlog of 2014-15</text:p>
          </table:table-cell>
          <table:table-cell table:number-columns-repeated="4" table:style-name="ce1"/>
          <table:table-cell office:value-type="float" office:value="1202" table:style-name="ce10">
            <text:p>120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2">
            <text:p>Total Estimated Addition of Land Oustees (YR 2014-15 to 19-20)</text:p>
          </table:table-cell>
          <table:table-cell table:number-columns-repeated="4" table:style-name="ce13"/>
          <table:table-cell office:value-type="float" office:value="14165" table:formula="of:=SUM([.H51:.H53])" table:style-name="ce12">
            <text:p>1416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2"/>
          <table:table-cell table:number-columns-repeated="4" table:style-name="ce1"/>
          <table:table-cell table:style-name="ce19"/>
          <table:table-cell table:number-columns-repeated="16377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table:style-name="ce20"/>
          <table:table-cell table:style-name="ce10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756in" fo:margin-bottom="0.2193in" fo:margin-left="0.7744in" fo:margin-right="0.3571in" style:print-page-order="ltr" style:first-page-number="1" style:scale-to="75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enkatesh </meta:initial-creator>
    <dc:creator>Shivam Vaish</dc:creator>
    <meta:creation-date>2015-08-01T11:00:00Z</meta:creation-date>
    <dc:date>2015-08-07T06:14:06Z</dc:date>
    <meta:print-date>2015-08-04T15:20:12Z</meta:print-date>
    <meta:editing-cycles>41</meta:editing-cycles>
    <meta:editing-duration>PT26272S</meta:editing-duration>
  </office:meta>
</office:document-meta>
</file>